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gif" manifest:full-path="Pictures/100002000000000C0000000C424A84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3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4" style:family="paragraph" style:parent-style-name="Frame_20_contents">
      <style:text-properties style:font-name="Arial"/>
    </style:style>
    <style:style style:name="P5" style:family="paragraph" style:parent-style-name="Standard">
      <style:text-properties fo:color="#ffffff"/>
    </style:style>
    <style:style style:name="P6" style:family="paragraph" style:parent-style-name="Standard">
      <style:paragraph-properties fo:margin-left="0.6146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Notes_5f_TOC_5f_Title">
      <style:paragraph-properties fo:break-before="page"/>
    </style:style>
    <style:style style:name="P8" style:family="paragraph" style:parent-style-name="Notes_5f_Section2_5f_Text">
      <style:paragraph-properties fo:break-before="page"/>
      <style:text-properties style:font-name="Arial1" fo:font-size="11pt"/>
    </style:style>
    <style:style style:name="P9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10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11" style:family="paragraph" style:parent-style-name="Notes_5f_TOC_5f_3">
      <style:paragraph-properties>
        <style:tab-stops>
          <style:tab-stop style:position="7.2in" style:leader-style="dotted" style:leader-text="."/>
        </style:tab-stops>
      </style:paragraph-properties>
    </style:style>
    <style:style style:name="P12" style:family="paragraph" style:parent-style-name="Notes_5f_TOC_5f_4">
      <style:paragraph-properties>
        <style:tab-stops>
          <style:tab-stop style:position="7.2in" style:leader-style="dotted" style:leader-text="."/>
        </style:tab-stops>
      </style:paragraph-properties>
    </style:style>
    <style:style style:name="P13" style:family="paragraph" style:parent-style-name="Notes_5f_TOC_5f_5">
      <style:paragraph-properties>
        <style:tab-stops>
          <style:tab-stop style:position="7.2in" style:leader-style="dotted" style:leader-text="."/>
        </style:tab-stops>
      </style:paragraph-properties>
    </style:style>
    <style:style style:name="P14" style:family="paragraph" style:parent-style-name="Notes_5f_Section2_5f_Text">
      <style:text-properties fo:font-style="italic" style:font-style-asian="italic" style:font-style-complex="italic"/>
    </style:style>
    <style:style style:name="P15" style:family="paragraph" style:parent-style-name="Notes_5f_Section2_5f_Text">
      <style:text-properties fo:font-style="normal" style:font-style-asian="normal" style:font-style-complex="normal"/>
    </style:style>
    <style:style style:name="P16" style:family="paragraph" style:parent-style-name="Notes_5f_Section2_5f_Text">
      <style:text-properties style:font-name="Arial1" fo:font-size="11pt"/>
    </style:style>
    <style:style style:name="P17" style:family="paragraph" style:parent-style-name="Standard" style:master-page-name="Title_5f_Page">
      <style:paragraph-properties style:page-number="auto"/>
      <style:text-properties fo:color="#ffffff"/>
    </style:style>
    <style:style style:name="P18" style:family="paragraph" style:parent-style-name="Notes_5f_SectionHeader_5f_2">
      <style:paragraph-properties fo:break-before="page"/>
    </style:style>
    <style:style style:name="P19" style:family="paragraph" style:parent-style-name="Notes_5f_SectionHeader_5f_2">
      <style:paragraph-properties fo:break-before="page"/>
      <style:text-properties fo:font-style="normal" style:font-style-asian="normal" style:font-style-complex="normal"/>
    </style:style>
    <style:style style:name="P20" style:family="paragraph" style:parent-style-name="Notes_5f_Section4_5f_Text" style:list-style-name="L7"/>
    <style:style style:name="P21" style:family="paragraph" style:parent-style-name="Notes_5f_Section4_5f_Text" style:list-style-name="L4"/>
    <style:style style:name="P22" style:family="paragraph" style:parent-style-name="Notes_5f_Section4_5f_Text" style:list-style-name="L4">
      <style:text-properties fo:font-style="normal" style:font-style-asian="normal" style:font-style-complex="normal"/>
    </style:style>
    <style:style style:name="P23" style:family="paragraph" style:parent-style-name="Notes_5f_Section4_5f_Text" style:list-style-name="L4" style:master-page-name="">
      <style:paragraph-properties fo:margin-left="2.5626in" fo:margin-right="0in" fo:margin-top="0in" fo:margin-bottom="0.0598in" fo:keep-together="always" fo:text-indent="-0.2189in" style:auto-text-indent="false" style:page-number="auto"/>
    </style:style>
    <style:style style:name="P24" style:family="paragraph" style:parent-style-name="Notes_5f_Section4_5f_Text" style:list-style-name="L4" style:master-page-name="">
      <style:paragraph-properties fo:margin-left="2.5626in" fo:margin-right="0in" fo:margin-top="0in" fo:margin-bottom="0.0598in" fo:keep-together="always" fo:text-indent="-0.2189in" style:auto-text-indent="false" style:page-number="auto"/>
      <style:text-properties style:font-name="Arial1" fo:font-size="11pt" fo:font-style="normal" style:font-style-asian="normal" style:font-style-complex="normal"/>
    </style:style>
    <style:style style:name="P25" style:family="paragraph" style:parent-style-name="Notes_5f_Section4_5f_Text" style:list-style-name="L4" style:master-page-name="">
      <style:paragraph-properties fo:margin-left="1.8335in" fo:margin-right="0in" fo:margin-top="0in" fo:margin-bottom="0.0598in" fo:keep-together="always" fo:text-indent="-0.2189in" style:auto-text-indent="false" style:page-number="auto"/>
      <style:text-properties style:font-name="Arial1" fo:font-size="11pt"/>
    </style:style>
    <style:style style:name="P26" style:family="paragraph" style:parent-style-name="Notes_5f_Section4_5f_Text" style:list-style-name="L4" style:master-page-name="">
      <style:paragraph-properties fo:margin-left="1.8335in" fo:margin-right="0in" fo:margin-top="0in" fo:margin-bottom="0.0598in" fo:keep-together="always" fo:text-indent="-0.2189in" style:auto-text-indent="false" style:page-number="auto"/>
      <style:text-properties style:font-name="Arial1" fo:font-size="11pt" fo:font-style="normal" style:font-style-asian="normal" style:font-style-complex="normal"/>
    </style:style>
    <style:style style:name="P27" style:family="paragraph" style:parent-style-name="Notes_5f_Section4_5f_Text" style:list-style-name="L4">
      <style:paragraph-properties fo:margin-left="1.8335in" fo:margin-right="0in" fo:margin-top="0in" fo:margin-bottom="0.0598in" fo:text-indent="-0.2189in" style:auto-text-indent="false"/>
      <style:text-properties style:font-name="Arial1" fo:font-size="11pt"/>
    </style:style>
    <style:style style:name="P28" style:family="paragraph" style:parent-style-name="Notes_5f_Section4_5f_Text" style:list-style-name="L4">
      <style:paragraph-properties fo:margin-left="1.8335in" fo:margin-right="0in" fo:margin-top="0in" fo:margin-bottom="0.0598in" fo:text-indent="-0.2189in" style:auto-text-indent="false"/>
      <style:text-properties style:font-name="Arial1" fo:font-size="11pt" fo:font-style="normal" style:font-style-asian="normal" style:font-style-complex="normal"/>
    </style:style>
    <style:style style:name="P29" style:family="paragraph" style:parent-style-name="Notes_5f_Section4_5f_Text" style:list-style-name="L4">
      <style:paragraph-properties fo:margin-left="1.8335in" fo:margin-right="0in" fo:margin-top="0in" fo:margin-bottom="0.0598in" fo:text-indent="-0.2189in" style:auto-text-indent="false"/>
      <style:text-properties style:font-name="Arial1" fo:font-size="11pt" fo:font-style="italic" style:font-style-asian="italic" style:font-style-complex="italic"/>
    </style:style>
    <style:style style:name="P30" style:family="paragraph" style:parent-style-name="Notes_5f_SectionHeader_5f_3">
      <style:text-properties fo:font-style="normal" style:font-style-asian="normal" style:font-style-complex="normal"/>
    </style:style>
    <style:style style:name="P31" style:family="paragraph" style:parent-style-name="Notes_5f_SectionHeader_5f_3">
      <style:paragraph-properties fo:break-before="page"/>
    </style:style>
    <style:style style:name="P32" style:family="paragraph" style:parent-style-name="Notes_5f_SectionHeader_5f_3">
      <style:paragraph-properties fo:break-before="page"/>
      <style:text-properties fo:font-style="normal" style:font-style-asian="normal" style:font-style-complex="normal"/>
    </style:style>
    <style:style style:name="P33" style:family="paragraph" style:parent-style-name="Notes_5f_SectionHeader_5f_4">
      <style:paragraph-properties fo:break-before="page"/>
    </style:style>
    <style:style style:name="P34" style:family="paragraph" style:parent-style-name="Notes_5f_Text_5f_General" style:list-style-name="L1"/>
    <style:style style:name="P35" style:family="paragraph" style:parent-style-name="Notes_5f_Text_5f_General" style:list-style-name="L4" style:master-page-name="">
      <style:paragraph-properties fo:margin-left="1.302in" fo:margin-right="0in" fo:keep-together="always" fo:text-indent="-0.25in" style:auto-text-indent="false" style:page-number="auto"/>
      <style:text-properties style:font-name="Arial1" fo:font-size="11pt"/>
    </style:style>
    <style:style style:name="P36" style:family="paragraph" style:parent-style-name="Notes_5f_Text_5f_General" style:list-style-name="L4">
      <style:paragraph-properties fo:margin-left="1.302in" fo:margin-right="0in" fo:text-indent="-0.25in" style:auto-text-indent="false"/>
      <style:text-properties style:font-name="Arial1" fo:font-size="11pt"/>
    </style:style>
    <style:style style:name="P37" style:family="paragraph" style:parent-style-name="Notes_5f_Section3_5f_Text" style:list-style-name="L5"/>
    <style:style style:name="P38" style:family="paragraph" style:parent-style-name="Notes_5f_Section3_5f_Text" style:list-style-name="L6"/>
    <style:style style:name="P39" style:family="paragraph" style:parent-style-name="Notes_5f_Section3_5f_Text" style:list-style-name="L5">
      <style:text-properties style:font-name="Arial1" fo:font-size="11pt"/>
    </style:style>
    <style:style style:name="P40" style:family="paragraph" style:parent-style-name="Notes_5f_Section3_5f_Text" style:list-style-name="L5">
      <style:text-properties fo:font-style="normal" style:font-style-asian="normal" style:font-style-complex="normal"/>
    </style:style>
    <style:style style:name="P41" style:family="paragraph" style:parent-style-name="Notes_5f_Section3_5f_Text" style:list-style-name="L7">
      <style:text-properties fo:font-style="normal" style:font-style-asian="normal" style:font-style-complex="normal"/>
    </style:style>
    <style:style style:name="P42" style:family="paragraph" style:parent-style-name="Notes_5f_Section3_5f_Text" style:list-style-name="L6" style:master-page-name="">
      <style:paragraph-properties fo:margin-top="0in" fo:margin-bottom="0.0598in" fo:keep-together="always" style:page-number="auto"/>
    </style:style>
    <style:style style:name="P43" style:family="paragraph" style:parent-style-name="Notes_5f_Section3_5f_Text" style:list-style-name="L6">
      <style:paragraph-properties fo:margin-top="0in" fo:margin-bottom="0.0598in"/>
    </style:style>
    <style:style style:name="P44" style:family="paragraph" style:parent-style-name="Notes_5f_Section3_5f_Text" style:list-style-name="L10" style:master-page-name="">
      <style:paragraph-properties fo:margin-left="1.3646in" fo:margin-right="0in" fo:margin-top="0in" fo:margin-bottom="0.0598in" fo:keep-together="always" fo:text-indent="-0.3228in" style:auto-text-indent="false" style:page-number="auto"/>
      <style:text-properties style:font-name="Arial1" fo:font-size="11pt" fo:font-style="normal" style:font-style-asian="normal" style:font-style-complex="normal"/>
    </style:style>
    <style:style style:name="P45" style:family="paragraph" style:parent-style-name="Notes_5f_Section3_5f_Text" style:list-style-name="L10">
      <style:paragraph-properties fo:margin-left="1.3646in" fo:margin-right="0in" fo:margin-top="0in" fo:margin-bottom="0.0598in" fo:keep-together="always" fo:text-indent="-0.3228in" style:auto-text-indent="false"/>
      <style:text-properties style:font-name="Arial1" fo:font-size="11pt" fo:font-style="normal" style:font-style-asian="normal" style:font-style-complex="normal"/>
    </style:style>
    <style:style style:name="P46" style:family="paragraph" style:parent-style-name="Notes_5f_Section3_5f_Text" style:list-style-name="L11" style:master-page-name="">
      <style:paragraph-properties fo:margin-left="1.3854in" fo:margin-right="0in" fo:margin-top="0in" fo:margin-bottom="0.0598in" fo:keep-together="always" fo:text-indent="-0.2811in" style:auto-text-indent="false" style:page-number="auto"/>
      <style:text-properties style:font-name="Arial1" fo:font-size="11pt"/>
    </style:style>
    <style:style style:name="P47" style:family="paragraph" style:parent-style-name="Notes_5f_Section3_5f_Text" style:list-style-name="L11">
      <style:paragraph-properties fo:margin-left="1.3854in" fo:margin-right="0in" fo:margin-top="0in" fo:margin-bottom="0.0598in" fo:keep-together="always" fo:text-indent="-0.2811in" style:auto-text-indent="false"/>
      <style:text-properties style:font-name="Arial1" fo:font-size="11pt"/>
    </style:style>
    <style:style style:name="P48" style:family="paragraph" style:parent-style-name="Notes_5f_Section3_5f_Text" style:list-style-name="L12" style:master-page-name="">
      <style:paragraph-properties fo:margin-left="0.9583in" fo:margin-right="0in" fo:margin-top="0in" fo:margin-bottom="0.0598in" fo:keep-together="always" fo:text-indent="-0.3126in" style:auto-text-indent="false" style:page-number="auto"/>
      <style:text-properties style:font-name="Arial1" fo:font-size="11pt"/>
    </style:style>
    <style:style style:name="P49" style:family="paragraph" style:parent-style-name="Notes_5f_Section3_5f_Text" style:list-style-name="L12">
      <style:paragraph-properties fo:margin-left="0.9583in" fo:margin-right="0in" fo:margin-top="0in" fo:margin-bottom="0.0598in" fo:keep-together="always" fo:text-indent="-0.3126in" style:auto-text-indent="false"/>
      <style:text-properties style:font-name="Arial1" fo:font-size="11pt"/>
    </style:style>
    <style:style style:name="P50" style:family="paragraph" style:parent-style-name="Notes_5f_Section3_5f_Text" style:list-style-name="L13" style:master-page-name="">
      <style:paragraph-properties fo:margin-left="1.3437in" fo:margin-right="0in" fo:margin-top="0in" fo:margin-bottom="0.0598in" fo:keep-together="always" fo:text-indent="-0.2291in" style:auto-text-indent="false" style:page-number="auto"/>
      <style:text-properties style:font-name="Arial1" fo:font-size="11pt"/>
    </style:style>
    <style:style style:name="P51" style:family="paragraph" style:parent-style-name="Notes_5f_Section3_5f_Text" style:list-style-name="L13">
      <style:paragraph-properties fo:margin-left="1.3437in" fo:margin-right="0in" fo:margin-top="0in" fo:margin-bottom="0.0598in" fo:keep-together="always" fo:text-indent="-0.2291in" style:auto-text-indent="false"/>
      <style:text-properties style:font-name="Arial1" fo:font-size="11pt"/>
    </style:style>
    <style:style style:name="P52" style:family="paragraph" style:parent-style-name="Notes_5f_Section3_5f_Text" style:list-style-name="L13" style:master-page-name="">
      <style:paragraph-properties fo:margin-left="1.5835in" fo:margin-right="0in" fo:margin-top="0in" fo:margin-bottom="0.0598in" fo:keep-together="always" fo:text-indent="-0.2291in" style:auto-text-indent="false" style:page-number="auto"/>
      <style:text-properties fo:color="#000080" style:font-name="Arial1" fo:font-size="11pt" fo:language="zxx" fo:country="none" style:text-underline-style="none" fo:font-weight="900" style:language-asian="zxx" style:country-asian="none" style:language-complex="zxx" style:country-complex="none"/>
    </style:style>
    <style:style style:name="P53" style:family="paragraph" style:parent-style-name="Notes_5f_Section3_5f_Text" style:list-style-name="L14" style:master-page-name="">
      <style:paragraph-properties fo:margin-left="1.302in" fo:margin-right="0in" fo:margin-top="0in" fo:margin-bottom="0.0598in" fo:keep-together="always" fo:text-indent="-0.2291in" style:auto-text-indent="false" style:page-number="auto"/>
      <style:text-properties style:font-name="Arial1" fo:font-size="11pt"/>
    </style:style>
    <style:style style:name="P54" style:family="paragraph" style:parent-style-name="Notes_5f_Section3_5f_Text" style:list-style-name="L14">
      <style:paragraph-properties fo:margin-left="1.302in" fo:margin-right="0in" fo:margin-top="0in" fo:margin-bottom="0.0598in" fo:keep-together="always" fo:text-indent="-0.2291in" style:auto-text-indent="false"/>
      <style:text-properties style:font-name="Arial1" fo:font-size="11pt"/>
    </style:style>
    <style:style style:name="P55" style:family="paragraph" style:parent-style-name="Notes_5f_Section3_5f_Text" style:list-style-name="L14" style:master-page-name="">
      <style:paragraph-properties fo:margin-left="1.5311in" fo:margin-right="0in" fo:margin-top="0in" fo:margin-bottom="0.0598in" fo:keep-together="always" fo:text-indent="-0.2291in" style:auto-text-indent="false" style:page-number="auto"/>
    </style:style>
    <style:style style:name="P56" style:family="paragraph" style:parent-style-name="Notes_5f_Section3_5f_Text" style:list-style-name="L4" style:master-page-name="">
      <style:paragraph-properties fo:margin-left="2.5728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57" style:family="paragraph" style:parent-style-name="Notes_5f_Section3_5f_Text" style:list-style-name="L4" style:master-page-name="">
      <style:paragraph-properties fo:margin-left="2.8228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58" style:family="paragraph" style:parent-style-name="Notes_5f_Section3_5f_Text" style:list-style-name="L4">
      <style:paragraph-properties fo:margin-left="2.8228in" fo:margin-right="0in" fo:margin-top="0in" fo:margin-bottom="0.0598in" fo:keep-together="always" fo:text-indent="-0.25in" style:auto-text-indent="false"/>
      <style:text-properties style:font-name="Arial1" fo:font-size="11pt"/>
    </style:style>
    <style:style style:name="P59" style:family="paragraph" style:parent-style-name="Notes_5f_Section3_5f_Text" style:list-style-name="L4" style:master-page-name="">
      <style:paragraph-properties fo:margin-left="2.5835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60" style:family="paragraph" style:parent-style-name="Notes_5f_Section3_5f_Text" style:list-style-name="L4" style:master-page-name="">
      <style:paragraph-properties fo:margin-left="2.5937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61" style:family="paragraph" style:parent-style-name="Notes_5f_Section3_5f_Text" style:list-style-name="L4" style:master-page-name="">
      <style:paragraph-properties fo:margin-left="2.8335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62" style:family="paragraph" style:parent-style-name="Notes_5f_Section3_5f_Text" style:list-style-name="L4">
      <style:paragraph-properties fo:margin-left="2.8335in" fo:margin-right="0in" fo:margin-top="0in" fo:margin-bottom="0.0598in" fo:keep-together="always" fo:text-indent="-0.25in" style:auto-text-indent="false"/>
      <style:text-properties style:font-name="Arial1" fo:font-size="11pt"/>
    </style:style>
    <style:style style:name="P63" style:family="paragraph" style:parent-style-name="Notes_5f_Section3_5f_Text" style:list-style-name="L4">
      <style:paragraph-properties fo:margin-left="2.1252in" fo:margin-right="0in" fo:margin-top="0in" fo:margin-bottom="0.0598in" fo:text-indent="-0.25in" style:auto-text-indent="false"/>
      <style:text-properties style:font-name="Arial1" fo:font-size="11pt" fo:font-style="normal" style:font-style-asian="normal" style:font-style-complex="normal"/>
    </style:style>
    <style:style style:name="P64" style:family="paragraph" style:parent-style-name="Notes_5f_Section3_5f_Text" style:list-style-name="L4" style:master-page-name="">
      <style:paragraph-properties fo:margin-left="1.8752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65" style:family="paragraph" style:parent-style-name="Notes_5f_Section3_5f_Text" style:list-style-name="L4">
      <style:paragraph-properties fo:margin-left="1.8752in" fo:margin-right="0in" fo:margin-top="0in" fo:margin-bottom="0.0598in" fo:keep-together="always" fo:text-indent="-0.25in" style:auto-text-indent="false"/>
      <style:text-properties style:font-name="Arial1" fo:font-size="11pt"/>
    </style:style>
    <style:style style:name="P66" style:family="paragraph" style:parent-style-name="Notes_5f_Section3_5f_Text" style:list-style-name="L4" style:master-page-name="">
      <style:paragraph-properties fo:margin-left="1.8543in" fo:margin-right="0in" fo:margin-top="0in" fo:margin-bottom="0.0598in" fo:keep-together="always" fo:text-indent="-0.25in" style:auto-text-indent="false" style:page-number="auto"/>
      <style:text-properties style:font-name="Arial1" fo:font-size="11pt"/>
    </style:style>
    <style:style style:name="P67" style:family="paragraph" style:parent-style-name="Notes_5f_Section3_5f_Text" style:list-style-name="L4">
      <style:paragraph-properties fo:margin-left="1.8543in" fo:margin-right="0in" fo:margin-top="0in" fo:margin-bottom="0.0598in" fo:keep-together="always" fo:text-indent="-0.25in" style:auto-text-indent="false"/>
      <style:text-properties style:font-name="Arial1" fo:font-size="11pt"/>
    </style:style>
    <style:style style:name="P68" style:family="paragraph" style:parent-style-name="Notes_5f_SectionHeader_5f_1">
      <style:text-properties fo:color="#ffffff"/>
    </style:style>
    <style:style style:name="P69" style:family="paragraph" style:parent-style-name="Notes_5f_SectionHeader_5f_1" style:master-page-name="Content_5f_Page">
      <style:paragraph-properties style:page-number="auto"/>
    </style:style>
    <style:style style:name="P70" style:family="paragraph" style:parent-style-name="Notes_5f_Section2_5f_Text" style:list-style-name="L2">
      <style:text-properties fo:font-style="normal" style:font-style-asian="normal" style:font-style-complex="normal"/>
    </style:style>
    <style:style style:name="P71" style:family="paragraph" style:parent-style-name="Notes_5f_Section2_5f_Text" style:list-style-name="L4"/>
    <style:style style:name="P72" style:family="paragraph" style:parent-style-name="Notes_5f_Section2_5f_Text" style:list-style-name="L4">
      <style:text-properties fo:font-weight="normal" style:font-weight-asian="normal" style:font-weight-complex="normal"/>
    </style:style>
    <style:style style:name="P73" style:family="paragraph" style:parent-style-name="Notes_5f_Section2_5f_Text" style:list-style-name="L8"/>
    <style:style style:name="P74" style:family="paragraph" style:parent-style-name="Notes_5f_Section2_5f_Text" style:list-style-name="L9"/>
    <style:style style:name="P75" style:family="paragraph" style:parent-style-name="Notes_5f_Section2_5f_Text" style:list-style-name="L1"/>
    <style:style style:name="P76" style:family="paragraph" style:parent-style-name="Notes_5f_Section2_5f_Text" style:list-style-name="L2" style:master-page-name="">
      <style:paragraph-properties fo:margin-left="0.802in" fo:margin-right="0in" fo:margin-top="0in" fo:margin-bottom="0.0598in" fo:keep-together="always" fo:text-indent="-0.198in" style:auto-text-indent="false" style:page-number="auto"/>
      <style:text-properties style:font-name="Arial1" fo:font-size="11pt"/>
    </style:style>
    <style:style style:name="P77" style:family="paragraph" style:parent-style-name="Notes_5f_Section2_5f_Text" style:list-style-name="L2" style:master-page-name="">
      <style:paragraph-properties fo:margin-left="0.802in" fo:margin-right="0in" fo:margin-top="0in" fo:margin-bottom="0.0598in" fo:keep-together="always" fo:text-indent="-0.198in" style:auto-text-indent="false" style:page-number="auto"/>
    </style:style>
    <style:style style:name="P78" style:family="paragraph" style:parent-style-name="Notes_5f_Section2_5f_Text">
      <style:paragraph-properties fo:margin-left="0.802in" fo:margin-right="0in" fo:margin-top="0in" fo:margin-bottom="0.0598in" fo:text-indent="-0.198in" style:auto-text-indent="false"/>
    </style:style>
    <style:style style:name="P79" style:family="paragraph" style:parent-style-name="Notes_5f_Section2_5f_Text" style:list-style-name="L2">
      <style:paragraph-properties fo:margin-left="0.802in" fo:margin-right="0in" fo:margin-top="0in" fo:margin-bottom="0.0598in" fo:keep-together="always" fo:text-indent="-0.198in" style:auto-text-indent="false"/>
      <style:text-properties style:font-name="Arial1" fo:font-size="11pt"/>
    </style:style>
    <style:style style:name="P80" style:family="paragraph" style:parent-style-name="Notes_5f_Section2_5f_Text" style:list-style-name="L2">
      <style:paragraph-properties fo:margin-left="0.802in" fo:margin-right="0in" fo:margin-top="0in" fo:margin-bottom="0.0598in" fo:text-indent="-0.198in" style:auto-text-indent="false"/>
      <style:text-properties style:font-name="Arial1" fo:font-size="11pt"/>
    </style:style>
    <style:style style:name="P81" style:family="paragraph" style:parent-style-name="Notes_5f_Section2_5f_Text" style:list-style-name="L2">
      <style:paragraph-properties fo:margin-left="0.802in" fo:margin-right="0in" fo:margin-top="0in" fo:margin-bottom="0.0598in" fo:text-indent="-0.198in" style:auto-text-indent="false"/>
    </style:style>
    <style:style style:name="P82" style:family="paragraph" style:parent-style-name="Notes_5f_Section2_5f_Text" style:list-style-name="L3" style:master-page-name="">
      <style:paragraph-properties fo:margin-left="0.8646in" fo:margin-right="0in" fo:margin-top="0in" fo:margin-bottom="0.0598in" fo:keep-together="always" fo:text-indent="-0.2602in" style:auto-text-indent="false" style:page-number="auto"/>
      <style:text-properties style:font-name="Arial1" fo:font-size="11pt"/>
    </style:style>
    <style:style style:name="P83" style:family="paragraph" style:parent-style-name="Notes_5f_Section2_5f_Text">
      <style:paragraph-properties fo:margin-left="0.6043in" fo:margin-right="0in" fo:margin-top="0in" fo:margin-bottom="0.0598in" fo:text-indent="0in" style:auto-text-indent="false"/>
      <style:text-properties style:font-name="Arial1" fo:font-size="11pt"/>
    </style:style>
    <style:style style:name="P84" style:family="paragraph" style:parent-style-name="Notes_5f_Section2_5f_Text" style:list-style-name="L2" style:master-page-name="">
      <style:paragraph-properties fo:margin-left="1.3335in" fo:margin-right="0in" fo:margin-top="0in" fo:margin-bottom="0.0598in" fo:keep-together="always" fo:text-indent="-0.2602in" style:auto-text-indent="false" style:page-number="auto"/>
      <style:text-properties style:font-name="Arial1" fo:font-size="11pt"/>
    </style:style>
    <style:style style:name="P85" style:family="paragraph" style:parent-style-name="Notes_5f_Section2_5f_Text" style:list-style-name="L2">
      <style:paragraph-properties fo:margin-left="1.3335in" fo:margin-right="0in" fo:margin-top="0in" fo:margin-bottom="0.0598in" fo:keep-together="always" fo:text-indent="-0.2602in" style:auto-text-indent="false"/>
      <style:text-properties style:font-name="Arial1" fo:font-size="11pt"/>
    </style:style>
    <style:style style:name="P86" style:family="paragraph" style:parent-style-name="Notes_5f_Section2_5f_Text" style:list-style-name="L1">
      <style:paragraph-properties fo:margin-left="0.8752in" fo:margin-right="0in" fo:margin-top="0in" fo:margin-bottom="0.0598in" fo:text-indent="-0.2709in" style:auto-text-indent="false"/>
    </style:style>
    <style:style style:name="P87" style:family="paragraph" style:parent-style-name="Notes_5f_SectionHeader_5f_5">
      <style:text-properties style:font-name="Arial1" fo:font-size="11pt"/>
    </style:style>
    <style:style style:name="P88" style:family="paragraph" style:parent-style-name="Notes_5f_Section5_5f_Text" style:list-style-name="L4"/>
    <style:style style:name="P89" style:family="paragraph" style:parent-style-name="Notes_5f_Section5_5f_Text" style:list-style-name="L4">
      <style:text-properties style:font-name="Arial1" fo:font-size="11pt"/>
    </style:style>
    <style:style style:name="P90" style:family="paragraph" style:parent-style-name="Notes_5f_Section5_5f_Text" style:list-style-name="L7">
      <style:text-properties style:font-name="Arial1" fo:font-size="11pt"/>
    </style:style>
    <style:style style:name="P91" style:family="paragraph" style:parent-style-name="Notes_5f_Section5_5f_Text" style:list-style-name="L4">
      <style:paragraph-properties fo:break-before="page"/>
    </style:style>
    <style:style style:name="P92" style:family="paragraph" style:parent-style-name="Notes_5f_Section5_5f_Text" style:list-style-name="L4" style:master-page-name="">
      <style:paragraph-properties fo:margin-left="1.6457in" fo:margin-right="0in" fo:margin-top="0in" fo:margin-bottom="0.0598in" fo:keep-together="always" fo:text-indent="0in" style:auto-text-indent="false" style:page-number="auto">
        <style:tab-stops/>
      </style:paragraph-properties>
    </style:style>
    <style:style style:name="P93" style:family="paragraph" style:parent-style-name="Notes_5f_Section5_5f_Text" style:list-style-name="L15" style:master-page-name="">
      <style:paragraph-properties fo:margin-left="2.6043in" fo:margin-right="0in" fo:margin-top="0in" fo:margin-bottom="0.0598in" fo:keep-together="always" fo:text-indent="-0.2398in" style:auto-text-indent="false" style:page-number="auto">
        <style:tab-stops/>
      </style:paragraph-properties>
    </style:style>
    <style:style style:name="P94" style:family="paragraph" style:parent-style-name="Notes_5f_Section5_5f_Text" style:list-style-name="L15">
      <style:paragraph-properties fo:margin-left="2.6043in" fo:margin-right="0in" fo:margin-top="0in" fo:margin-bottom="0.0598in" fo:text-indent="-0.2398in" style:auto-text-indent="false">
        <style:tab-stops/>
      </style:paragraph-properties>
    </style:style>
    <style:style style:name="P95" style:family="paragraph" style:parent-style-name="Notes_5f_Section5_5f_Text" style:list-style-name="L15" style:master-page-name="">
      <style:paragraph-properties fo:margin-left="2.8646in" fo:margin-right="0in" fo:margin-top="0in" fo:margin-bottom="0.0598in" fo:keep-together="always" fo:text-indent="-0.2398in" style:auto-text-indent="false" style:page-number="auto">
        <style:tab-stops/>
      </style:paragraph-properties>
    </style:style>
    <style:style style:name="P96" style:family="paragraph" style:parent-style-name="Notes_5f_Section5_5f_Text" style:list-style-name="L15">
      <style:paragraph-properties fo:margin-left="2.8646in" fo:margin-right="0in" fo:margin-top="0in" fo:margin-bottom="0.0598in" fo:text-indent="-0.2398in" style:auto-text-indent="false">
        <style:tab-stops/>
      </style:paragraph-properties>
    </style:style>
    <style:style style:name="P97" style:family="paragraph" style:parent-style-name="Notes_5f_Section5_5f_Text" style:list-style-name="L15">
      <style:paragraph-properties fo:margin-left="2.8646in" fo:margin-right="0in" fo:margin-top="0in" fo:margin-bottom="0.0598in" fo:text-indent="-0.2398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1" fo:font-size="11pt"/>
    </style:style>
    <style:style style:name="T4" style:family="text">
      <style:text-properties fo:color="#fffff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043in" fo:text-indent="-0.25in" fo:margin-left="1.1043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43in" fo:text-indent="-0.25in" fo:margin-left="3.3543in"/>
        </style:list-level-properties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25in" fo:text-indent="-0.25in" fo:margin-left="1.25in"/>
        </style:list-level-properties>
      </text:list-level-style-image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6598in" fo:text-indent="-0.2in" fo:margin-left="1.6098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8126in" fo:text-indent="-0.25in" fo:margin-left="1.8126in"/>
        </style:list-level-properties>
      </text:list-level-style-image>
      <text:list-level-style-image text:level="3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2.0626in" fo:text-indent="-0.25in" fo:margin-left="2.0626in"/>
        </style:list-level-properties>
      </text:list-level-style-image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bullet>
    </text:list-style>
    <text:list-style style:name="L6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3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.75in" fo:text-indent="-0.25in" fo:margin-left="1.75in"/>
        </style:list-level-properties>
      </text:list-level-style-image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4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2.25in" fo:text-indent="-0.25in" fo:margin-left="2.25in"/>
        </style:list-level-properties>
      </text:list-level-style-image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9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2"><text:title>HTML Notes</text:title></text:p>
          <text:p text:style-name="P3">Created: <text:creation-date style:data-style-name="N75">Jun 14, 2016</text:creation-date></text:p>
          <text:p text:style-name="P3">Last Modified: <text:modification-date style:data-style-name="N76">August 16, 2016</text:modification-date> <text:modification-time style:data-style-name="N43">08:45:01 AM</text:modification-time></text:p>
        </draw:text-box>
      </draw:frame>
      <text:p text:style-name="P17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9"><text:a xlink:type="simple" xlink:href="#__RefHeading__1382_147207116" text:style-name="Internet_20_link" text:visited-style-name="Visited_20_Internet_20_Link"><text:s/>1 Common Tools</text:a> <text:s/><text:tab/>4</text:p>
          <text:p text:style-name="P9"><text:a xlink:type="simple" xlink:href="#__RefHeading__803_1871858339" text:style-name="Internet_20_link" text:visited-style-name="Visited_20_Internet_20_Link"><text:s/>2 Modules</text:a> <text:s/><text:tab/>5</text:p>
          <text:p text:style-name="P10"><text:a xlink:type="simple" xlink:href="#__RefHeading__254_1613292131" text:style-name="Internet_20_link" text:visited-style-name="Visited_20_Internet_20_Link"><text:s/>2.1 Related Software</text:a> <text:s/><text:tab/>5</text:p>
          <text:p text:style-name="P10"><text:a xlink:type="simple" xlink:href="#__RefHeading__256_1613292131" text:style-name="Internet_20_link" text:visited-style-name="Visited_20_Internet_20_Link"><text:s/>2.2 Immediately-Invoked Function Expressions (IIFE)</text:a> <text:s/><text:tab/>6</text:p>
          <text:p text:style-name="P11"><text:a xlink:type="simple" xlink:href="#__RefHeading__480_325387341" text:style-name="Internet_20_link" text:visited-style-name="Visited_20_Internet_20_Link"><text:s/>2.2.1 Basic IIFE structure:</text:a> <text:s/><text:tab/>6</text:p>
          <text:p text:style-name="P10"><text:a xlink:type="simple" xlink:href="#__RefHeading__482_325387341" text:style-name="Internet_20_link" text:visited-style-name="Visited_20_Internet_20_Link"><text:s/>2.3 Revealing Module Pattern</text:a> <text:s/><text:tab/>6</text:p>
          <text:p text:style-name="P11"><text:a xlink:type="simple" xlink:href="#__RefHeading__644_325387341" text:style-name="Internet_20_link" text:visited-style-name="Visited_20_Internet_20_Link"><text:s/>2.3.1 Singletons</text:a> <text:s/><text:tab/>6</text:p>
          <text:p text:style-name="P11"><text:a xlink:type="simple" xlink:href="#__RefHeading__646_325387341" text:style-name="Internet_20_link" text:visited-style-name="Visited_20_Internet_20_Link"><text:s/>2.3.2 Instantiable By Constructor</text:a> <text:s/><text:tab/>7</text:p>
          <text:p text:style-name="P10"><text:a xlink:type="simple" xlink:href="#__RefHeading__462_221362825" text:style-name="Internet_20_link" text:visited-style-name="Visited_20_Internet_20_Link"><text:s/>2.4 Asynchronous Module Definition Format</text:a> <text:s/><text:tab/>8</text:p>
          <text:p text:style-name="P11"><text:a xlink:type="simple" xlink:href="#__RefHeading__464_221362825" text:style-name="Internet_20_link" text:visited-style-name="Visited_20_Internet_20_Link"><text:s/>2.4.1 Module Loader: RequireJS</text:a> <text:s/><text:tab/>8</text:p>
          <text:p text:style-name="P11"><text:a xlink:type="simple" xlink:href="#__RefHeading__466_221362825" text:style-name="Internet_20_link" text:visited-style-name="Visited_20_Internet_20_Link"><text:s/>2.4.2 Format Examples:</text:a> <text:s/><text:tab/>9</text:p>
          <text:p text:style-name="P10"><text:a xlink:type="simple" xlink:href="#__RefHeading__455_1455768920" text:style-name="Internet_20_link" text:visited-style-name="Visited_20_Internet_20_Link"><text:s/>2.5 CommonJS Format</text:a> <text:s/><text:tab/>10</text:p>
          <text:p text:style-name="P11"><text:a xlink:type="simple" xlink:href="#__RefHeading__468_221362825" text:style-name="Internet_20_link" text:visited-style-name="Visited_20_Internet_20_Link"><text:s/>2.5.1 Module Loader: SystemJS</text:a> <text:s/><text:tab/>10</text:p>
          <text:p text:style-name="P11"><text:a xlink:type="simple" xlink:href="#__RefHeading__470_221362825" text:style-name="Internet_20_link" text:visited-style-name="Visited_20_Internet_20_Link"><text:s/>2.5.2 Format Examples</text:a> <text:s/><text:tab/>11</text:p>
          <text:p text:style-name="P12"><text:a xlink:type="simple" xlink:href="#__RefHeading__472_221362825" text:style-name="Internet_20_link" text:visited-style-name="Visited_20_Internet_20_Link"><text:s/>2.5.2.1 Example using basic exports object assignment.</text:a> <text:s/><text:tab/>11</text:p>
          <text:p text:style-name="P12"><text:a xlink:type="simple" xlink:href="#__RefHeading__474_221362825" text:style-name="Internet_20_link" text:visited-style-name="Visited_20_Internet_20_Link"><text:s/>2.5.2.2 Example using module.exports object literal assignment</text:a> <text:s/><text:tab/>11</text:p>
          <text:p text:style-name="P12"><text:a xlink:type="simple" xlink:href="#__RefHeading__476_221362825" text:style-name="Internet_20_link" text:visited-style-name="Visited_20_Internet_20_Link"><text:s/>2.5.2.3 Example with requirements included</text:a> <text:s/><text:tab/>12</text:p>
          <text:p text:style-name="P9"><text:a xlink:type="simple" xlink:href="#__RefHeading__457_1455768920" text:style-name="Internet_20_link" text:visited-style-name="Visited_20_Internet_20_Link"><text:s/>3 Node.js</text:a> <text:s/><text:tab/>13</text:p>
          <text:p text:style-name="P10"><text:a xlink:type="simple" xlink:href="#__RefHeading__459_1455768920" text:style-name="Internet_20_link" text:visited-style-name="Visited_20_Internet_20_Link"><text:s/>3.1 Node Pacakage Manager (NPM)</text:a> <text:s/><text:tab/>13</text:p>
          <text:p text:style-name="P11"><text:a xlink:type="simple" xlink:href="#__RefHeading__461_1455768920" text:style-name="Internet_20_link" text:visited-style-name="Visited_20_Internet_20_Link"><text:s/>3.1.1 package.json</text:a> <text:s/><text:tab/>13</text:p>
          <text:p text:style-name="P11"><text:a xlink:type="simple" xlink:href="#__RefHeading__463_1455768920" text:style-name="Internet_20_link" text:visited-style-name="Visited_20_Internet_20_Link"><text:s/>3.1.2 Command to Add NPM package to project</text:a> <text:s/><text:tab/>14</text:p>
          <text:p text:style-name="P9"><text:a xlink:type="simple" xlink:href="#__RefHeading__558_221362825" text:style-name="Internet_20_link" text:visited-style-name="Visited_20_Internet_20_Link"><text:s/>4 ECMA Script 2015 (ES2015)</text:a> <text:s/><text:tab/>15</text:p>
          <text:p text:style-name="P10"><text:a xlink:type="simple" xlink:href="#__RefHeading__560_221362825" text:style-name="Internet_20_link" text:visited-style-name="Visited_20_Internet_20_Link"><text:s/>4.1 Modules</text:a> <text:s/><text:tab/>15</text:p>
          <text:p text:style-name="P11"><text:a xlink:type="simple" xlink:href="#__RefHeading__562_221362825" text:style-name="Internet_20_link" text:visited-style-name="Visited_20_Internet_20_Link"><text:s/>4.1.1 Exporting (reveal module API)</text:a> <text:s/><text:tab/>15</text:p>
          <text:p text:style-name="P12"><text:a xlink:type="simple" xlink:href="#__RefHeading__660_221362825" text:style-name="Internet_20_link" text:visited-style-name="Visited_20_Internet_20_Link"><text:s/>4.1.1.1 Examples:</text:a> <text:s/><text:tab/>15</text:p>
          <text:p text:style-name="P13"><text:a xlink:type="simple" xlink:href="#__RefHeading__662_221362825" text:style-name="Internet_20_link" text:visited-style-name="Visited_20_Internet_20_Link"><text:s/>4.1.1.1.1 Export of individual functions at the function level</text:a> <text:tab/>15</text:p>
          <text:p text:style-name="P13"><text:a xlink:type="simple" xlink:href="#__RefHeading__664_221362825" text:style-name="Internet_20_link" text:visited-style-name="Visited_20_Internet_20_Link"><text:s/>4.1.1.1.2 Default module function to export at function level</text:a> <text:tab/>15</text:p>
          <text:p text:style-name="P13"><text:a xlink:type="simple" xlink:href="#__RefHeading__666_221362825" text:style-name="Internet_20_link" text:visited-style-name="Visited_20_Internet_20_Link"><text:s/>4.1.1.1.3 Default function export at end of module</text:a> <text:tab/>15</text:p>
          <text:p text:style-name="P13"><text:a xlink:type="simple" xlink:href="#__RefHeading__668_221362825" text:style-name="Internet_20_link" text:visited-style-name="Visited_20_Internet_20_Link"><text:s/>4.1.1.1.4 Function export at end of module</text:a> <text:tab/>15</text:p>
          <text:p text:style-name="P13"><text:a xlink:type="simple" xlink:href="#__RefHeading__670_221362825" text:style-name="Internet_20_link" text:visited-style-name="Visited_20_Internet_20_Link"><text:s/>4.1.1.1.5 Function export at end of module using aliases</text:a> <text:tab/>16</text:p>
          <text:p text:style-name="P11"><text:a xlink:type="simple" xlink:href="#__RefHeading__585_1948862355" text:style-name="Internet_20_link" text:visited-style-name="Visited_20_Internet_20_Link"><text:s/>4.1.2 Importing (asynchronous loading of module/functions)</text:a> <text:s/><text:tab/>16</text:p>
          <text:p text:style-name="P12"><text:a xlink:type="simple" xlink:href="#__RefHeading__587_1948862355" text:style-name="Internet_20_link" text:visited-style-name="Visited_20_Internet_20_Link"><text:s/>4.1.2.1 Examples:</text:a> <text:s/><text:tab/>16</text:p>
          <text:p text:style-name="P13"><text:a xlink:type="simple" xlink:href="#__RefHeading__589_1948862355" text:style-name="Internet_20_link" text:visited-style-name="Visited_20_Internet_20_Link"><text:s/>4.1.2.1.1 Import all functionality from module into object</text:a> <text:tab/>16</text:p>
          <text:p text:style-name="P13"><text:a xlink:type="simple" xlink:href="#__RefHeading__591_1948862355" text:style-name="Internet_20_link" text:visited-style-name="Visited_20_Internet_20_Link"><text:s/>4.1.2.1.2 Import individual functionality from module with aliases</text:a> <text:tab/>16</text:p>
          <text:p text:style-name="P13"><text:soft-page-break/><text:a xlink:type="simple" xlink:href="#__RefHeading__593_1948862355" text:style-name="Internet_20_link" text:visited-style-name="Visited_20_Internet_20_Link"><text:s/>4.1.2.1.3 Import individual functionality from module with native names</text:a> <text:tab/>16</text:p>
          <text:p text:style-name="P13"><text:a xlink:type="simple" xlink:href="#__RefHeading__595_1948862355" text:style-name="Internet_20_link" text:visited-style-name="Visited_20_Internet_20_Link"><text:s/>4.1.2.1.4 Import default function from module</text:a> <text:tab/>17</text:p>
          <text:p text:style-name="P13"><text:a xlink:type="simple" xlink:href="#__RefHeading__597_1948862355" text:style-name="Internet_20_link" text:visited-style-name="Visited_20_Internet_20_Link"><text:s/>4.1.2.1.5 Import default function as well as individual functions</text:a> <text:tab/>17</text:p>
          <text:p text:style-name="P11"><text:a xlink:type="simple" xlink:href="#__RefHeading__885_147207116" text:style-name="Internet_20_link" text:visited-style-name="Visited_20_Internet_20_Link"><text:s/>4.1.3 Transpilers</text:a> <text:s/><text:tab/>18</text:p>
          <text:p text:style-name="P12"><text:a xlink:type="simple" xlink:href="#__RefHeading__887_147207116" text:style-name="Internet_20_link" text:visited-style-name="Visited_20_Internet_20_Link"><text:s/>4.1.3.1 Babel</text:a> <text:s/><text:tab/>18</text:p>
          <text:p text:style-name="P13"><text:a xlink:type="simple" xlink:href="#__RefHeading__1326_147207116" text:style-name="Internet_20_link" text:visited-style-name="Visited_20_Internet_20_Link"><text:s/>4.1.3.1.1 Install</text:a> <text:tab/>18</text:p>
          <text:p text:style-name="P13"><text:a xlink:type="simple" xlink:href="#__RefHeading__889_147207116" text:style-name="Internet_20_link" text:visited-style-name="Visited_20_Internet_20_Link"><text:s/>4.1.3.1.2 Run</text:a> <text:tab/>18</text:p>
          <text:p text:style-name="P10"><text:a xlink:type="simple" xlink:href="#__RefHeading__891_147207116" text:style-name="Internet_20_link" text:visited-style-name="Visited_20_Internet_20_Link"><text:s/>4.2 Bundlers</text:a> <text:s/><text:tab/>19</text:p>
          <text:p text:style-name="P11"><text:a xlink:type="simple" xlink:href="#__RefHeading__1328_147207116" text:style-name="Internet_20_link" text:visited-style-name="Visited_20_Internet_20_Link"><text:s/>4.2.1 Browserify</text:a> <text:s/><text:tab/>19</text:p>
          <text:p text:style-name="P12"><text:a xlink:type="simple" xlink:href="#__RefHeading__1330_147207116" text:style-name="Internet_20_link" text:visited-style-name="Visited_20_Internet_20_Link"><text:s/>4.2.1.1 Install</text:a> <text:s/><text:tab/>19</text:p>
          <text:p text:style-name="P12"><text:a xlink:type="simple" xlink:href="#__RefHeading__1332_147207116" text:style-name="Internet_20_link" text:visited-style-name="Visited_20_Internet_20_Link"><text:s/>4.2.1.2 Run</text:a> <text:s/><text:tab/>19</text:p>
          <text:p text:style-name="P11"><text:a xlink:type="simple" xlink:href="#__RefHeading__1334_147207116" text:style-name="Internet_20_link" text:visited-style-name="Visited_20_Internet_20_Link"><text:s/>4.2.2 WebPack</text:a> <text:s/><text:tab/>19</text:p>
          <text:p text:style-name="P12"><text:a xlink:type="simple" xlink:href="#__RefHeading__1336_147207116" text:style-name="Internet_20_link" text:visited-style-name="Visited_20_Internet_20_Link"><text:s/>4.2.2.1 Install</text:a> <text:s/><text:tab/>19</text:p>
          <text:p text:style-name="P12"><text:a xlink:type="simple" xlink:href="#__RefHeading__1338_147207116" text:style-name="Internet_20_link" text:visited-style-name="Visited_20_Internet_20_Link"><text:s/>4.2.2.2 Package install to use Babel to transpile to CommonJS</text:a> <text:s/><text:tab/>20</text:p>
          <text:p text:style-name="P12"><text:a xlink:type="simple" xlink:href="#__RefHeading__1340_147207116" text:style-name="Internet_20_link" text:visited-style-name="Visited_20_Internet_20_Link"><text:s/>4.2.2.3 Run</text:a> <text:s/><text:tab/>20</text:p>
        </text:index-body>
      </text:table-of-content>
      <text:p text:style-name="P5"/>
      <text:h text:style-name="P69" text:outline-level="1"><text:span text:style-name="T4">General</text:span></text:h>
      <text:h text:style-name="Notes_5f_SectionHeader_5f_2" text:outline-level="2">REST</text:h>
      <text:list xml:id="list3247262836530448924" text:style-name="L2">
        <text:list-item>
          <text:p text:style-name="P76">Representational State Transfer</text:p>
        </text:list-item>
        <text:list-item>
          <text:p text:style-name="P79">REST services represent 'things' (nouns, ie author, book etc...)</text:p>
        </text:list-item>
        <text:list-item>
          <text:p text:style-name="P80"/>
        </text:list-item>
      </text:list>
      <text:h text:style-name="Notes_5f_SectionHeader_5f_2" text:outline-level="2">HTML 'verbs'</text:h>
      <text:list xml:id="list28637242" text:continue-numbering="true" text:style-name="L2">
        <text:list-item>
          <text:list>
            <text:list-item>
              <text:p text:style-name="P77">GET – get data/object</text:p>
            </text:list-item>
            <text:list-item>
              <text:p text:style-name="P81">POST – add data</text:p>
            </text:list-item>
            <text:list-item>
              <text:p text:style-name="P81">DELETE – remove data</text:p>
            </text:list-item>
            <text:list-item>
              <text:p text:style-name="P81">PUT – update data</text:p>
            </text:list-item>
            <text:list-item>
              <text:p text:style-name="P81">PATCH – update a portion of a piece of data</text:p>
              <text:p text:style-name="P8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margin-left="0.5102in" fo:margin-right="0in" fo:keep-together="always" fo:text-indent="-0.2602in" style:auto-text-indent="false" style:page-number="auto">
        <style:tab-stops>
          <style:tab-stop style:position="-1.052in"/>
        </style:tab-stops>
      </style:paragraph-properties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 style:list-style-name="" style:master-page-name="">
      <style:paragraph-properties fo:margin-left="0.6339in" fo:margin-right="0in" fo:margin-top="0in" fo:margin-bottom="0.0598in" fo:keep-together="always" fo:text-indent="0.0091in" style:auto-text-indent="false" style:page-number="auto">
        <style:tab-stops/>
      </style:paragraph-properties>
    </style:style>
    <style:style style:name="Notes_5f_Section3_5f_Text" style:display-name="Notes_Section3_Text" style:family="paragraph" style:parent-style-name="Notes_5f_Section2_5f_Text" style:auto-update="true" style:master-page-name="">
      <style:paragraph-properties fo:margin-left="2.8335in" fo:margin-right="0in" fo:margin-top="0in" fo:margin-bottom="0.0598in" fo:keep-together="always" fo:text-indent="-0.25in" style:auto-text-indent="false" style:page-number="auto">
        <style:tab-stops>
          <style:tab-stop style:position="-0.25in"/>
        </style:tab-stops>
      </style:paragraph-properties>
    </style:style>
    <style:style style:name="Notes_5f_Section4_5f_Text" style:display-name="Notes_Section4_Text" style:family="paragraph" style:parent-style-name="Notes_5f_Section3_5f_Text" style:auto-update="true" style:master-page-name="">
      <style:paragraph-properties fo:margin-left="1.8335in" fo:margin-right="0in" fo:margin-top="0in" fo:margin-bottom="0.0598in" fo:keep-together="always" fo:text-indent="-0.2189in" style:auto-text-indent="false" style:page-number="auto">
        <style:tab-stops>
          <style:tab-stop style:position="-0.2189in"/>
        </style:tab-stops>
      </style:paragraph-properties>
      <style:text-properties fo:font-style="normal" style:font-style-asian="normal" style:font-style-complex="normal"/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1.6043in" fo:margin-right="0in" fo:margin-top="0in" fo:margin-bottom="0.0598in" fo:text-indent="0in" style:auto-text-indent="false" style:page-number="auto" fo:background-color="transparent" style:shadow="none" style:join-border="false">
        <style:tab-stops>
          <style:tab-stop style:position="2.3437in"/>
        </style:tab-stops>
        <style:background-image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1 General</text:chapter><text:tab/><text:title>HTML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4T09:49:29.08</meta:creation-date>
    <meta:editing-duration>P4DT12H33M43S</meta:editing-duration>
    <meta:editing-cycles>154</meta:editing-cycles>
    <meta:generator>OpenOffice/4.1.2$Win32 OpenOffice.org_project/412m3$Build-9782</meta:generator>
    <dc:title>HTML Notes</dc:title>
    <meta:initial-creator>Beelzebub TheDevil</meta:initial-creator>
    <dc:date>2016-08-16T08:45:01.41</dc:date>
    <dc:creator>Jean Gelinas</dc:creator>
    <meta:document-statistic meta:table-count="0" meta:image-count="0" meta:object-count="0" meta:page-count="4" meta:paragraph-count="65" meta:word-count="346" meta:character-count="2227"/>
  </office:meta>
</office:document-meta>
</file>